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fault" svg:font-family="Default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4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solid" svg:stroke-width="0.006cm" svg:stroke-color="#000000" draw:stroke-linejoin="round" svg:stroke-linecap="butt" draw:fill="none" fo:padding-top="0.003cm" fo:padding-bottom="0.003cm" fo:padding-left="0.003cm" fo:padding-right="0.003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4.08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2.52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5.027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3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1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39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15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9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8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1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2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50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9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bottom" draw:auto-grow-height="true" draw:auto-grow-width="true" fo:min-height="0.471cm" fo:min-width="3.76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11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90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8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4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6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4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02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6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4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Caption">
      <style:graphic-properties draw:stroke="none" svg:stroke-color="#000000" draw:fill="none" draw:fill-color="#ffffff" draw:auto-grow-height="true" draw:auto-grow-width="false" fo:min-height="7.89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95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3.168cm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28.06cm" fo:min-width="18.431cm" loext:decorative="false"/>
    </style:style>
    <style:style style:name="gr32" style:family="graphic" style:parent-style-name="Caption">
      <style:graphic-properties draw:stroke="none" svg:stroke-color="#000000" draw:fill="none" draw:fill-color="#ffffff" draw:auto-grow-height="true" draw:auto-grow-width="false" fo:min-height="28.489cm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27.92cm" fo:min-width="19.61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7.876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0.895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margin-left="0cm" fo:margin-right="0cm" fo:text-indent="4.369cm"/>
      <style:text-properties fo:font-size="12pt" style:font-size-asian="12pt" style:font-size-complex="12pt"/>
    </style:style>
    <style:style style:name="P7" style:family="paragraph">
      <style:paragraph-properties fo:text-align="start"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text-properties fo:font-size="12pt" style:text-underline-style="solid" style:text-underline-width="auto" style:text-underline-color="font-color" style:font-size-asian="12pt" style:font-size-complex="12pt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style:paragraph-properties fo:margin-top="0.229cm" fo:margin-bottom="0.178cm" fo:text-align="justify"/>
    </style:style>
    <style:style style:name="P11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justify" style:text-autospace="none"/>
      <style:text-properties fo:font-size="10pt" style:font-size-asian="10pt" style:font-size-complex="10pt"/>
    </style:style>
    <style:style style:name="P13" style:family="paragraph">
      <style:paragraph-properties fo:margin-top="0.229cm" fo:margin-bottom="0.178cm" fo:text-align="justify" style:text-autospace="none"/>
    </style:style>
    <style:style style:name="P14" style:family="paragraph">
      <loext:graphic-properties draw:fill="none" draw:fill-color="#ffffff"/>
      <style:paragraph-properties fo:margin-top="0.229cm" fo:margin-bottom="0.178cm" fo:text-align="justify"/>
      <style:text-properties style:font-name="Default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>
      <loext:graphic-properties draw:fill="none" draw:fill-color="#ffffff"/>
      <style:text-properties fo:font-size="10.5pt" fo:font-weight="bold" style:font-size-asian="10.5pt" style:font-weight-asian="bold" style:font-size-complex="10.5pt" style:font-weight-complex="bold"/>
    </style:style>
    <style:style style:name="P16" style:family="paragraph">
      <style:paragraph-properties fo:margin-top="0.42cm" fo:margin-bottom="0.35cm" fo:text-align="justify"/>
    </style:style>
    <style:style style:name="P17" style:family="paragraph">
      <loext:graphic-properties draw:fill="none" draw:fill-color="#ffffff"/>
      <style:paragraph-properties fo:margin-top="0.42cm" fo:margin-bottom="0.35cm" fo:text-align="justify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top="0.374cm" fo:margin-bottom="0.374cm" fo:text-align="justify" style:text-autospace="none"/>
      <style:text-properties fo:font-size="10pt" style:font-size-asian="10pt" style:font-size-complex="10pt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margin-top="0.229cm" fo:margin-bottom="0.178cm" fo:text-align="justify" style:text-autospace="none"/>
      <style:text-properties style:font-name="Default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style:paragraph-properties fo:margin-top="0.374cm" fo:margin-bottom="0.374cm" fo:text-align="justify" style:text-autospace="none"/>
    </style:style>
    <style:style style:name="P24" style:family="paragraph">
      <loext:graphic-properties draw:fill="none" draw:fill-color="#ffffff"/>
      <style:paragraph-properties fo:text-align="justify"/>
    </style:style>
    <style:style style:name="P25" style:family="paragraph">
      <style:paragraph-properties fo:margin-top="0.374cm" fo:margin-bottom="0.374cm" fo:text-align="justify" style:text-autospace="none"/>
      <style:text-properties style:text-underline-style="none"/>
    </style:style>
    <style:style style:name="P26" style:family="paragraph">
      <style:paragraph-properties fo:margin-top="0.42cm" fo:margin-bottom="0.35cm" fo:text-align="justify" style:text-autospace="none"/>
      <style:text-properties fo:font-size="10pt" style:text-underline-style="none" style:font-size-asian="10pt" style:font-size-complex="10pt"/>
    </style:style>
    <style:style style:name="P27" style:family="paragraph">
      <loext:graphic-properties draw:fill="none" draw:fill-color="#ffffff"/>
      <style:paragraph-properties fo:margin-top="0.374cm" fo:margin-bottom="0.374cm" fo:text-align="justify" style:text-autospace="none"/>
      <style:text-properties style:text-underline-style="none"/>
    </style:style>
    <style:style style:name="T1" style:family="text">
      <style:text-properties fo:color="#000000" loext:opacity="100%" style:font-name="Liberation Serif" fo:font-size="15pt" fo:font-weight="bold" style:font-name-asian="Liberation Serif" style:font-size-asian="15pt" style:font-weight-asian="bold" style:font-name-complex="Liberation Serif" style:font-size-complex="15pt" style:font-weight-complex="bold"/>
    </style:style>
    <style:style style:name="T2" style:family="text">
      <style:text-properties fo:color="#000000" loext:opacity="100%"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3" style:family="text">
      <style:text-properties fo:color="#000000" loext:opacity="100%" style:font-name="Liberation Serif" fo:font-size="12pt" style:text-underline-style="solid" style:text-underline-width="auto" style:text-underline-color="font-color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" style:family="text">
      <style:text-properties fo:color="#000000" loext:opacity="100%" style:font-name="Liberation Serif" fo:font-size="10.5pt" fo:font-weight="bold" style:font-name-asian="Liberation Serif" style:font-size-asian="10.5pt" style:font-weight-asian="bold" style:font-name-complex="Liberation Serif" style:font-size-complex="10.5pt" style:font-weight-complex="bold"/>
    </style:style>
    <style:style style:name="T5" style:family="text">
      <style:text-properties style:font-name="Default" fo:font-size="14pt" fo:font-style="normal" fo:text-shadow="1pt 1pt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font-name="Default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Default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Default" fo:font-size="10pt" fo:font-style="normal" style:font-name-asian="Noto Sans Mono CJK SC" style:font-size-asian="10pt" style:font-style-asian="normal" style:font-size-complex="10pt" style:font-style-complex="normal"/>
    </style:style>
    <style:style style:name="T9" style:family="text">
      <style:text-properties style:font-name="Default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Default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fault" fo:font-size="10pt" fo:font-style="normal" fo:font-weight="bold" style:font-name-asian="Noto Sans Mono CJK SC" style:font-size-asian="10pt" style:font-style-asian="normal" style:font-weight-asian="bold" style:font-size-complex="10pt" style:font-style-complex="normal" style:font-weight-complex="bold"/>
    </style:style>
    <style:style style:name="T13" style:family="text">
      <style:text-properties style:font-name="Default" fo:font-size="10pt" fo:font-style="normal" fo:font-weight="normal" style:font-name-asian="Noto Sans Mono CJK SC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Default" fo:font-size="14pt" fo:font-style="normal" fo:text-shadow="1pt 1pt" style:text-underline-style="solid" style:text-underline-width="auto" style:text-underline-color="font-color" fo:font-weight="bold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15" style:family="text">
      <style:text-properties style:font-name="Default" fo:font-size="10pt" fo:font-style="normal" fo:text-shadow="1pt 1pt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Defaul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Default" fo:font-size="10pt" fo:font-style="normal" fo:text-shadow="1pt 1pt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1cm" svg:height="29.7cm" svg:x="0cm" svg:y="1.414cm" svg:viewBox="0 0 21002 29701" draw:points="0,0 21002,0 21002,29701 0,29701">
          <text:p/>
        </draw:polygon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2" draw:text-style-name="P3" draw:layer="layout" svg:width="3.541cm" svg:height="0.585cm" svg:x="8.735cm" svg:y="2.023cm">
          <draw:text-box>
            <text:p text:style-name="P2"><text:span text:style-name="T1">GLS </text:span><text:span text:style-name="T1">University</text:span></text:p>
          </draw:text-box>
        </draw:frame>
        <draw:line draw:style-name="gr3" draw:text-style-name="P4" draw:layer="layout" svg:x1="1.905cm" svg:y1="5.656cm" svg:x2="20.002cm" svg:y2="5.702cm">
          <text:p/>
        </draw:line>
        <draw:line draw:style-name="gr3" draw:text-style-name="P4" draw:layer="layout" svg:x1="1.91cm" svg:y1="6.837cm" svg:x2="20.001cm" svg:y2="6.8cm">
          <text:p/>
        </draw:line>
        <draw:line draw:style-name="gr3" draw:text-style-name="P4" draw:layer="layout" svg:x1="1.91cm" svg:y1="8.011cm" svg:x2="20.001cm" svg:y2="8cm">
          <text:p/>
        </draw:line>
        <draw:line draw:style-name="gr3" draw:text-style-name="P4" draw:layer="layout" svg:x1="1.91cm" svg:y1="9.188cm" svg:x2="20.001cm" svg:y2="9.202cm">
          <text:p/>
        </draw:line>
        <draw:line draw:style-name="gr3" draw:text-style-name="P4" draw:layer="layout" svg:x1="1.873cm" svg:y1="10.079cm" svg:x2="20.001cm" svg:y2="10.102cm">
          <text:p/>
        </draw:line>
        <draw:line draw:style-name="gr3" draw:text-style-name="P4" draw:layer="layout" svg:x1="1.884cm" svg:y1="11.069cm" svg:x2="20.001cm" svg:y2="11.102cm">
          <text:p/>
        </draw:line>
        <draw:line draw:style-name="gr3" draw:text-style-name="P4" draw:layer="layout" svg:x1="1.899cm" svg:y1="12.1cm" svg:x2="19.999cm" svg:y2="12.1cm">
          <text:p/>
        </draw:line>
        <draw:line draw:style-name="gr3" draw:text-style-name="P4" draw:layer="layout" svg:x1="1.913cm" svg:y1="13.163cm" svg:x2="20.001cm" svg:y2="13.202cm">
          <text:p/>
        </draw:line>
        <draw:line draw:style-name="gr3" draw:text-style-name="P4" draw:layer="layout" svg:x1="1.895cm" svg:y1="14.162cm" svg:x2="20.001cm" svg:y2="14.202cm">
          <text:p/>
        </draw:line>
        <draw:line draw:style-name="gr3" draw:text-style-name="P4" draw:layer="layout" svg:x1="1.91cm" svg:y1="15.178cm" svg:x2="20.001cm" svg:y2="15.202cm">
          <text:p/>
        </draw:line>
        <draw:line draw:style-name="gr3" draw:text-style-name="P4" draw:layer="layout" svg:x1="1.884cm" svg:y1="16.643cm" svg:x2="20.001cm" svg:y2="16.702cm">
          <text:p/>
        </draw:line>
        <draw:line draw:style-name="gr3" draw:text-style-name="P4" draw:layer="layout" svg:x1="1.884cm" svg:y1="20.447cm" svg:x2="20.001cm" svg:y2="20.502cm">
          <text:p/>
        </draw:line>
        <draw:line draw:style-name="gr3" draw:text-style-name="P4" draw:layer="layout" svg:x1="1.899cm" svg:y1="28.7cm" svg:x2="19.899cm" svg:y2="28.7cm">
          <text:p/>
        </draw:line>
        <draw:line draw:style-name="gr3" draw:text-style-name="P4" draw:layer="layout" svg:x1="1.908cm" svg:y1="5.651cm" svg:x2="1.899cm" svg:y2="28.702cm">
          <text:p/>
        </draw:line>
        <draw:line draw:style-name="gr3" draw:text-style-name="P4" draw:layer="layout" svg:x1="9.313cm" svg:y1="5.662cm" svg:x2="9.313cm" svg:y2="9.191cm">
          <text:p/>
        </draw:line>
        <draw:line draw:style-name="gr3" draw:text-style-name="P4" draw:layer="layout" svg:x1="12.7cm" svg:y1="5.662cm" svg:x2="12.7cm" svg:y2="9.191cm">
          <text:p/>
        </draw:line>
        <draw:line draw:style-name="gr3" draw:text-style-name="P4" draw:layer="layout" svg:x1="16.114cm" svg:y1="5.662cm" svg:x2="16.114cm" svg:y2="9.191cm">
          <text:p/>
        </draw:line>
        <draw:line draw:style-name="gr3" draw:text-style-name="P4" draw:layer="layout" svg:x1="20.001cm" svg:y1="5.7cm" svg:x2="19.899cm" svg:y2="28.701cm">
          <text:p/>
        </draw:line>
        <draw:frame draw:style-name="gr4" draw:text-style-name="P3" draw:layer="layout" svg:width="14.082cm" svg:height="0.585cm" svg:x="3.514cm" svg:y="2.633cm">
          <draw:text-box>
            <text:p text:style-name="P2"><text:span text:style-name="T1">Faculty Of Computer </text:span><text:span text:style-name="T1">Applications &amp; </text:span><text:span text:style-name="T1">Information Technology</text:span></text:p>
          </draw:text-box>
        </draw:frame>
        <draw:frame draw:style-name="gr5" draw:text-style-name="P3" draw:layer="layout" svg:width="2.529cm" svg:height="0.585cm" svg:x="9.282cm" svg:y="3.24cm">
          <draw:text-box>
            <text:p text:style-name="P2"><text:span text:style-name="T1">BCA <text:s/>V-VI</text:span></text:p>
          </draw:text-box>
        </draw:frame>
        <draw:frame draw:style-name="gr6" draw:text-style-name="P3" draw:layer="layout" svg:width="5.027cm" svg:height="0.585cm" svg:x="8.012cm" svg:y="4.457cm">
          <draw:text-box>
            <text:p text:style-name="P2"><text:span text:style-name="T1">SDP </text:span><text:span text:style-name="T1">Propos</text:span><text:span text:style-name="T1">al </text:span><text:span text:style-name="T1">2024-</text:span><text:span text:style-name="T1">25</text:span></text:p>
          </draw:text-box>
        </draw:frame>
        <draw:frame draw:style-name="gr7" draw:text-style-name="P5" draw:layer="layout" svg:width="3.033cm" svg:height="0.471cm" svg:x="2.004cm" svg:y="5.775cm">
          <draw:text-box>
            <text:p text:style-name="P2"><text:span text:style-name="T2">Student 1 Name:</text:span></text:p>
          </draw:text-box>
        </draw:frame>
        <draw:frame draw:style-name="gr8" draw:text-style-name="P5" draw:layer="layout" svg:width="1.518cm" svg:height="0.471cm" svg:x="9.412cm" svg:y="5.775cm">
          <draw:text-box>
            <text:p text:style-name="P2"><text:span text:style-name="T2">Mob</text:span><text:span text:style-name="T2">ile :</text:span></text:p>
          </draw:text-box>
        </draw:frame>
        <draw:frame draw:style-name="gr9" draw:text-style-name="P5" draw:layer="layout" svg:width="1.399cm" svg:height="0.471cm" svg:x="12.799cm" svg:y="5.775cm">
          <draw:text-box>
            <text:p text:style-name="P2"><text:span text:style-name="T2">Enro</text:span><text:span text:style-name="T2">ll :</text:span></text:p>
          </draw:text-box>
        </draw:frame>
        <draw:frame draw:style-name="gr10" draw:text-style-name="P5" draw:layer="layout" svg:width="2.153cm" svg:height="0.471cm" svg:x="16.21cm" svg:y="5.775cm">
          <draw:text-box>
            <text:p text:style-name="P2"><text:span text:style-name="T2">Div_</text:span><text:span text:style-name="T2">Roll</text:span><text:span text:style-name="T2">no.</text:span></text:p>
          </draw:text-box>
        </draw:frame>
        <draw:frame draw:style-name="gr7" draw:text-style-name="P5" draw:layer="layout" svg:width="3.033cm" svg:height="0.471cm" svg:x="2.004cm" svg:y="6.954cm">
          <draw:text-box>
            <text:p text:style-name="P2"><text:span text:style-name="T2">Student 2 </text:span><text:span text:style-name="T2">Name:</text:span></text:p>
          </draw:text-box>
        </draw:frame>
        <draw:frame draw:style-name="gr8" draw:text-style-name="P5" draw:layer="layout" svg:width="1.518cm" svg:height="0.471cm" svg:x="9.412cm" svg:y="6.954cm">
          <draw:text-box>
            <text:p text:style-name="P2"><text:span text:style-name="T2">Mobile :</text:span></text:p>
          </draw:text-box>
        </draw:frame>
        <draw:frame draw:style-name="gr9" draw:text-style-name="P5" draw:layer="layout" svg:width="1.399cm" svg:height="0.471cm" svg:x="12.799cm" svg:y="6.954cm">
          <draw:text-box>
            <text:p text:style-name="P2"><text:span text:style-name="T2">Enroll :</text:span></text:p>
          </draw:text-box>
        </draw:frame>
        <draw:frame draw:style-name="gr10" draw:text-style-name="P5" draw:layer="layout" svg:width="2.153cm" svg:height="0.471cm" svg:x="16.21cm" svg:y="6.954cm">
          <draw:text-box>
            <text:p text:style-name="P2"><text:span text:style-name="T2">Div_Roll</text:span><text:span text:style-name="T2">no.</text:span></text:p>
          </draw:text-box>
        </draw:frame>
        <draw:frame draw:style-name="gr7" draw:text-style-name="P5" draw:layer="layout" svg:width="3.033cm" svg:height="0.471cm" svg:x="2.004cm" svg:y="8.128cm">
          <draw:text-box>
            <text:p text:style-name="P2"><text:span text:style-name="T2">Student </text:span><text:span text:style-name="T2">3 Name:</text:span></text:p>
          </draw:text-box>
        </draw:frame>
        <draw:frame draw:style-name="gr8" draw:text-style-name="P5" draw:layer="layout" svg:width="1.518cm" svg:height="0.471cm" svg:x="9.412cm" svg:y="8.128cm">
          <draw:text-box>
            <text:p text:style-name="P2"><text:span text:style-name="T2">Mobile :</text:span></text:p>
          </draw:text-box>
        </draw:frame>
        <draw:frame draw:style-name="gr9" draw:text-style-name="P5" draw:layer="layout" svg:width="1.399cm" svg:height="0.471cm" svg:x="12.799cm" svg:y="8.128cm">
          <draw:text-box>
            <text:p text:style-name="P2"><text:span text:style-name="T2">Enroll :</text:span></text:p>
          </draw:text-box>
        </draw:frame>
        <draw:frame draw:style-name="gr10" draw:text-style-name="P5" draw:layer="layout" svg:width="2.153cm" svg:height="0.471cm" svg:x="16.21cm" svg:y="8.128cm">
          <draw:text-box>
            <text:p text:style-name="P2"><text:span text:style-name="T2">Div_Rolln</text:span><text:span text:style-name="T2">o.</text:span></text:p>
          </draw:text-box>
        </draw:frame>
        <draw:frame draw:style-name="gr11" draw:text-style-name="P5" draw:layer="layout" svg:width="5.797cm" svg:height="0.471cm" svg:x="2.007cm" svg:y="9.398cm">
          <draw:text-box>
            <text:p text:style-name="P2"><text:span text:style-name="T2">Company/</text:span><text:span text:style-name="T2">Organizatio</text:span><text:span text:style-name="T2">n Name : </text:span></text:p>
          </draw:text-box>
        </draw:frame>
        <draw:frame draw:style-name="gr12" draw:text-style-name="P5" draw:layer="layout" svg:width="4.282cm" svg:height="0.471cm" svg:x="2.099cm" svg:y="10.302cm">
          <draw:text-box>
            <text:p text:style-name="P2"><text:span text:style-name="T2">Company Contact No : </text:span></text:p>
          </draw:text-box>
        </draw:frame>
        <draw:frame draw:style-name="gr13" draw:text-style-name="P5" draw:layer="layout" svg:width="3.812cm" svg:height="0.471cm" svg:x="2.099cm" svg:y="11.3cm">
          <draw:text-box>
            <text:p text:style-name="P2"><text:span text:style-name="T2">Company Email Id : </text:span></text:p>
          </draw:text-box>
        </draw:frame>
        <draw:frame draw:style-name="gr14" draw:text-style-name="P5" draw:layer="layout" svg:width="2.622cm" svg:height="0.471cm" svg:x="2.099cm" svg:y="12.429cm">
          <draw:text-box>
            <text:p text:style-name="P2"><text:span text:style-name="T2">Project Title : </text:span></text:p>
          </draw:text-box>
        </draw:frame>
        <draw:frame draw:style-name="gr15" draw:text-style-name="P5" draw:layer="layout" svg:width="4.502cm" svg:height="0.471cm" svg:x="2.096cm" svg:y="13.399cm">
          <draw:text-box>
            <text:p text:style-name="P2"><text:span text:style-name="T2">Frontend </text:span><text:span text:style-name="T2">Technologies : </text:span></text:p>
          </draw:text-box>
        </draw:frame>
        <draw:frame draw:style-name="gr12" draw:text-style-name="P5" draw:layer="layout" svg:width="4.282cm" svg:height="0.471cm" svg:x="2.12cm" svg:y="14.401cm">
          <draw:text-box>
            <text:p text:style-name="P2"><text:span text:style-name="T2">Backend Technologies :</text:span></text:p>
          </draw:text-box>
        </draw:frame>
        <draw:frame draw:style-name="gr16" draw:text-style-name="P5" draw:layer="layout" svg:width="13.096cm" svg:height="0.471cm" svg:x="2.018cm" svg:y="15.53cm">
          <draw:text-box>
            <text:p text:style-name="P2"><text:span text:style-name="T2">List of Hardware / Sensor / </text:span><text:span text:style-name="T2">Processor (if Project on </text:span><text:span text:style-name="T2">Embedded System) :</text:span></text:p>
          </draw:text-box>
        </draw:frame>
        <draw:frame draw:style-name="gr17" draw:text-style-name="P6" draw:layer="layout" svg:width="3.761cm" svg:height="0.471cm" svg:x="2.152cm" svg:y="16.863cm">
          <draw:text-box>
            <text:p text:style-name="P2"><text:span text:style-name="T2">Project Description :</text:span></text:p>
          </draw:text-box>
        </draw:frame>
        <draw:frame draw:style-name="gr18" draw:text-style-name="P8" draw:layer="layout" svg:width="4.468cm" svg:height="0.471cm" svg:x="2.191cm" svg:y="20.828cm">
          <draw:text-box>
            <text:p text:style-name="P7"><text:span text:style-name="T3">PROJECT MODULES :</text:span></text:p>
          </draw:text-box>
        </draw:frame>
        <draw:frame draw:style-name="gr19" draw:text-style-name="P9" draw:layer="layout" svg:width="3.909cm" svg:height="0.412cm" svg:x="4.399cm" svg:y="6.278cm">
          <draw:text-box>
            <text:p text:style-name="P2"><text:span text:style-name="T4">Patel Kriti </text:span><text:span text:style-name="T4">RashminBhai</text:span></text:p>
          </draw:text-box>
        </draw:frame>
        <draw:frame draw:style-name="gr19" draw:text-style-name="P9" draw:layer="layout" svg:width="3.909cm" svg:height="0.412cm" svg:x="4.399cm" svg:y="7.502cm">
          <draw:text-box>
            <text:p text:style-name="P2"><text:span text:style-name="T4">Shaikh </text:span><text:span text:style-name="T4">Ikra </text:span><text:span text:style-name="T4">Varisah</text:span><text:span text:style-name="T4">med</text:span></text:p>
          </draw:text-box>
        </draw:frame>
        <draw:frame draw:style-name="gr20" draw:text-style-name="P9" draw:layer="layout" svg:width="3.685cm" svg:height="0.412cm" svg:x="4.501cm" svg:y="8.673cm">
          <draw:text-box>
            <text:p text:style-name="P2"><text:span text:style-name="T4">Patel </text:span><text:span text:style-name="T4">Aayush </text:span><text:span text:style-name="T4">KirtiBhai</text:span></text:p>
          </draw:text-box>
        </draw:frame>
        <draw:frame draw:style-name="gr21" draw:text-style-name="P9" draw:layer="layout" svg:width="1.844cm" svg:height="0.412cm" svg:x="9.899cm" svg:y="8.701cm">
          <draw:text-box>
            <text:p text:style-name="P2"><text:span text:style-name="T4">9512005599</text:span></text:p>
          </draw:text-box>
        </draw:frame>
        <draw:frame draw:style-name="gr21" draw:text-style-name="P9" draw:layer="layout" svg:width="1.844cm" svg:height="0.412cm" svg:x="9.899cm" svg:y="7.502cm">
          <draw:text-box>
            <text:p text:style-name="P2"><text:span text:style-name="T4">9712267869</text:span></text:p>
          </draw:text-box>
        </draw:frame>
        <draw:frame draw:style-name="gr21" draw:text-style-name="P9" draw:layer="layout" svg:width="1.844cm" svg:height="0.412cm" svg:x="9.899cm" svg:y="6.299cm">
          <draw:text-box>
            <text:p text:style-name="P2"><text:span text:style-name="T4">6355940</text:span><text:span text:style-name="T4">363</text:span></text:p>
          </draw:text-box>
        </draw:frame>
        <draw:frame draw:style-name="gr22" draw:text-style-name="P9" draw:layer="layout" svg:width="2.762cm" svg:height="0.412cm" svg:x="12.901cm" svg:y="6.299cm">
          <draw:text-box>
            <text:p text:style-name="P2"><text:span text:style-name="T4">20220031</text:span><text:span text:style-name="T4">9010515</text:span></text:p>
          </draw:text-box>
        </draw:frame>
        <draw:frame draw:style-name="gr22" draw:text-style-name="P9" draw:layer="layout" svg:width="2.762cm" svg:height="0.412cm" svg:x="12.901cm" svg:y="7.502cm">
          <draw:text-box>
            <text:p text:style-name="P2"><text:span text:style-name="T4">202200319010540</text:span></text:p>
          </draw:text-box>
        </draw:frame>
        <draw:frame draw:style-name="gr22" draw:text-style-name="P9" draw:layer="layout" svg:width="2.762cm" svg:height="0.412cm" svg:x="12.901cm" svg:y="8.701cm">
          <draw:text-box>
            <text:p text:style-name="P2"><text:span text:style-name="T4">20220031901</text:span><text:span text:style-name="T4">0510</text:span></text:p>
          </draw:text-box>
        </draw:frame>
        <draw:frame draw:style-name="gr23" draw:text-style-name="P9" draw:layer="layout" svg:width="0.942cm" svg:height="0.412cm" svg:x="16.401cm" svg:y="6.299cm">
          <draw:text-box>
            <text:p text:style-name="P2"><text:span text:style-name="T4">BS-58</text:span></text:p>
          </draw:text-box>
        </draw:frame>
        <draw:frame draw:style-name="gr23" draw:text-style-name="P9" draw:layer="layout" svg:width="0.942cm" svg:height="0.412cm" svg:x="16.401cm" svg:y="7.502cm">
          <draw:text-box>
            <text:p text:style-name="P2"><text:span text:style-name="T4">BS-83</text:span></text:p>
          </draw:text-box>
        </draw:frame>
        <draw:frame draw:style-name="gr23" draw:text-style-name="P9" draw:layer="layout" svg:width="0.942cm" svg:height="0.412cm" svg:x="16.401cm" svg:y="8.701cm">
          <draw:text-box>
            <text:p text:style-name="P2"><text:span text:style-name="T4">BS-53</text:span></text:p>
          </draw:text-box>
        </draw:frame>
        <draw:frame draw:style-name="gr24" draw:text-style-name="P9" draw:layer="layout" svg:width="4.024cm" svg:height="0.412cm" svg:x="7.892cm" svg:y="9.463cm">
          <draw:text-box>
            <text:p text:style-name="P2"><text:span text:style-name="T4">SHREEJI ENTERPRISE</text:span></text:p>
          </draw:text-box>
        </draw:frame>
        <draw:frame draw:style-name="gr21" draw:text-style-name="P9" draw:layer="layout" svg:width="1.844cm" svg:height="0.412cm" svg:x="6.428cm" svg:y="10.38cm">
          <draw:text-box>
            <text:p text:style-name="P2"><text:span text:style-name="T4">9374655199</text:span></text:p>
          </draw:text-box>
        </draw:frame>
        <draw:frame draw:style-name="gr25" draw:text-style-name="P9" draw:layer="layout" svg:width="5.366cm" svg:height="0.412cm" svg:x="5.948cm" svg:y="11.315cm">
          <draw:text-box>
            <text:p text:style-name="P2"><text:span text:style-name="T4">shreejienterprise2011@gmail.com</text:span></text:p>
          </draw:text-box>
        </draw:frame>
        <draw:frame draw:style-name="gr26" draw:text-style-name="P9" draw:layer="layout" svg:width="9.599cm" svg:height="0.412cm" svg:x="6.699cm" svg:y="13.488cm">
          <draw:text-box>
            <text:p text:style-name="P2"><text:span text:style-name="T4">HTML , </text:span><text:span text:style-name="T4">JAVASCRIPT,NODE</text:span><text:span text:style-name="T4">-JS,</text:span></text:p>
          </draw:text-box>
        </draw:frame>
        <draw:frame draw:style-name="gr27" draw:text-style-name="P9" draw:layer="layout" svg:width="8.244cm" svg:height="0.412cm" svg:x="6.802cm" svg:y="14.398cm">
          <draw:text-box>
            <text:p text:style-name="P2"><text:span text:style-name="T4">JAVA , PHP , </text:span><text:span text:style-name="T4">MYSQL,PYTHON</text:span><text:span text:style-name="T4">,</text:span></text:p>
          </draw:text-box>
        </draw:frame>
        <draw:frame draw:style-name="gr28" draw:text-style-name="P14" draw:layer="layout" svg:width="17.451cm" svg:height="9.389cm" svg:x="2.191cm" svg:y="21.545cm">
          <draw:text-box>
            <text:p text:style-name="P10"><text:span text:style-name="T5">Admin Modules:</text:span></text:p>
            <text:p text:style-name="P11"><text:span text:style-name="T6">1. **User Registration and </text:span><text:span text:style-name="T6">Profile Management:** </text:span><text:span text:style-name="T7">Admin manages user </text:span><text:span text:style-name="T7">accounts, registrations, and </text:span><text:span text:style-name="T7">ensures profile completeness, </text:span><text:span text:style-name="T7">facilitating seamless user on </text:span><text:span text:style-name="T7">boarding. Additionally, it </text:span><text:span text:style-name="T7">provides tools for updating </text:span><text:span text:style-name="T7">and maintaining accurate user </text:span><text:span text:style-name="T7">information over time.</text:span></text:p>
            <text:p text:style-name="P11"><text:span text:style-name="T6">2. **Job Listings and Search </text:span><text:span text:style-name="T6">Functionality:** </text:span><text:span text:style-name="T7">Controls job </text:span><text:span text:style-name="T7">listings, search options </text:span><text:span text:style-name="T7">(location, industry, skills), and </text:span><text:span text:style-name="T7">ensures listings are accurate </text:span><text:span text:style-name="T7">and categorized effectively to </text:span><text:span text:style-name="T7">optimize job search </text:span><text:span text:style-name="T7">experiences. It also provides </text:span><text:span text:style-name="T7">analytics to understand job </text:span><text:span text:style-name="T7">posting performance and user </text:span><text:span text:style-name="T7">engagement.</text:span></text:p>
            <text:p text:style-name="P11"><text:span text:style-name="T6">3. <text:s/>**Candidate Profiles and </text:span><text:span text:style-name="T6">Search:** </text:span><text:span text:style-name="T7">Monitors candidate </text:span><text:span text:style-name="T7">profiles, facilitates efficient </text:span><text:span text:style-name="T7">matching with job </text:span><text:span text:style-name="T7">requirements, and ensures </text:span><text:span text:style-name="T7">profiles are complete and </text:span><text:span text:style-name="T7">updated, enhancing </text:span><text:span text:style-name="T7">recruitment precision.</text:span><text:span text:style-name="T6"> </text:span><text:span text:style-name="T7">This </text:span><text:span text:style-name="T7">includes regular reminders </text:span><text:span text:style-name="T7">and prompts for candidates to </text:span><text:span text:style-name="T7">update their information.</text:span></text:p>
            <text:p text:style-name="P12"><text:span text:style-name="T8"/></text:p>
            <text:p text:style-name="P13"><text:span text:style-name="T9"/></text:p>
            <text:p text:style-name="P10"><text:span text:style-name="T6"/></text:p>
            <text:p text:style-name="P10"><text:span text:style-name="T6"><text:s text:c="3"/></text:span></text:p>
          </draw:text-box>
        </draw:frame>
        <draw:frame draw:style-name="gr29" draw:text-style-name="P15" draw:layer="layout" svg:width="5.398cm" svg:height="0.952cm" svg:x="4.762cm" svg:y="12.382cm">
          <draw:text-box>
            <text:p><text:span text:style-name="T10">FLEXI-RECRUITS</text:span></text:p>
          </draw:text-box>
        </draw:frame>
        <draw:frame draw:style-name="gr30" draw:text-style-name="P17" draw:layer="layout" svg:width="17.494cm" svg:height="3.168cm" svg:x="2.171cm" svg:y="17.449cm">
          <draw:text-box>
            <text:p text:style-name="P16"><text:span text:style-name="T11">Welcome to Shreeji </text:span><text:span text:style-name="T11">Enterprise, where innovation </text:span><text:span text:style-name="T11">and efficiency redefine </text:span><text:span text:style-name="T11">contract staffing. Our </text:span><text:span text:style-name="T11">website streamlines </text:span><text:span text:style-name="T11">sourcing, managing, and </text:span><text:span text:style-name="T11">securing top-tier talent. In </text:span><text:span text:style-name="T11">today's dynamic business </text:span><text:span text:style-name="T11">landscape, flexibility and </text:span><text:span text:style-name="T11">reliability are paramount. </text:span><text:span text:style-name="T11">Our intuitive platform </text:span><text:span text:style-name="T11">seamlessly meets diverse </text:span><text:span text:style-name="T11">staffing needs. Committed to </text:span><text:span text:style-name="T11">excellence, we empower </text:span><text:span text:style-name="T11">organizations with skilled </text:span><text:span text:style-name="T11">professionals for success. </text:span><text:span text:style-name="T11">Join us and discover why </text:span><text:span text:style-name="T11">Shreeji Enterprise is the </text:span><text:span text:style-name="T11">preferred partner for agile, </text:span><text:span text:style-name="T11">reliable, and exceptional </text:span><text:span text:style-name="T11">staffing solutions in today's </text:span><text:span text:style-name="T11">competitive market.</text:span></text:p>
          </draw:text-box>
        </draw:frame>
      </draw:page>
      <draw:page draw:name="page2" draw:style-name="dp1" draw:master-page-name="master-page3">
        <draw:custom-shape draw:style-name="gr31" draw:text-style-name="P18" draw:layer="layout" svg:width="18.431cm" svg:height="28.06cm" draw:transform="skewX (0.000872664625997165) translate (1.35cm 0.664cm)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2" draw:text-style-name="P21" draw:layer="layout" svg:width="17.802cm" svg:height="28.489cm" svg:x="1.533cm" svg:y="0.235cm">
          <draw:text-box>
            <text:p text:style-name="P13"><text:span text:style-name="T12"/></text:p>
            <text:p text:style-name="P12"><text:span text:style-name="T12">4. **Application and Hiring </text:span><text:span text:style-name="T12">Process:** </text:span><text:span text:style-name="T13">Oversees </text:span><text:span text:style-name="T13">application handling, manages </text:span><text:span text:style-name="T13">communication between job </text:span><text:span text:style-name="T13">seekers and companies, and <text:s/></text:span><text:span text:style-name="T13">monitors the <text:s/>hiring workflow </text:span><text:span text:style-name="T13">to streamline recruitment </text:span><text:span text:style-name="T13">operations. The system also </text:span><text:span text:style-name="T13">tracks application statuses and </text:span><text:span text:style-name="T13">provides insights into the </text:span><text:span text:style-name="T13">hiring process efficiency.</text:span></text:p>
            <text:p text:style-name="P12"><text:span text:style-name="T12">5. <text:s/>**Contract </text:span><text:span text:style-name="T12">Management:** </text:span><text:span text:style-name="T7">Administers </text:span><text:span text:style-name="T7">tools for contract negotiation, </text:span><text:span text:style-name="T7">signing, and tracking to ensure </text:span><text:span text:style-name="T7">agreements are managed </text:span><text:span text:style-name="T7">efficiently,supporting seamless </text:span><text:span text:style-name="T7">business transactions and </text:span><text:span text:style-name="T7">compliance.. This includes </text:span><text:span text:style-name="T7">automated reminders for </text:span><text:span text:style-name="T7">contract renewals and </text:span><text:span text:style-name="T7">expirations .</text:span></text:p>
            <text:p text:style-name="P11"><text:span text:style-name="T6">6. **Secure Payment </text:span><text:span text:style-name="T6">Processing:** </text:span><text:span text:style-name="T7">Implements </text:span><text:span text:style-name="T7">and maintains secure payment </text:span><text:span text:style-name="T7">gateways for transactions </text:span><text:span text:style-name="T7">related to services offered on </text:span><text:span text:style-name="T7">the platform , ensuring user </text:span><text:span text:style-name="T7">data protection and </text:span><text:span text:style-name="T7">transaction integrity. It also </text:span><text:span text:style-name="T7">supports multiple payment </text:span><text:span text:style-name="T7">methods and generates </text:span><text:span text:style-name="T7">transaction reports.</text:span></text:p>
            <text:p text:style-name="P11"><text:span text:style-name="T6">7. **Communication and </text:span><text:span text:style-name="T6">Messaging:** </text:span><text:span text:style-name="T7">Manages </text:span><text:span text:style-name="T7">messaging features to </text:span><text:span text:style-name="T7">facilitate effective </text:span><text:span text:style-name="T7">communication between job </text:span><text:span text:style-name="T7">seekers and companies</text:span><text:span text:style-name="T6"> </text:span><text:span text:style-name="T7">, </text:span><text:span text:style-name="T7">promoting timely interactions </text:span><text:span text:style-name="T7">and feedback. The system </text:span><text:span text:style-name="T7">supports message archiving </text:span><text:span text:style-name="T7">and retrieval for future </text:span><text:span text:style-name="T7">reference.</text:span></text:p>
            <text:p text:style-name="P11"><text:span text:style-name="T6">8. <text:s/>**Feedback and </text:span><text:span text:style-name="T6">Reviews:** </text:span><text:span text:style-name="T7">Administers </text:span><text:span text:style-name="T7">feedback mechanisms to </text:span><text:span text:style-name="T7">gather and manage reviews </text:span><text:span text:style-name="T7">from users, ensuring </text:span><text:span text:style-name="T7">transparency and </text:span><text:span text:style-name="T7">accountability while improving </text:span><text:span text:style-name="T7">platform credibility. It also </text:span><text:span text:style-name="T7">analyzes feedback to identify </text:span><text:span text:style-name="T7">areas for improvement and </text:span><text:span text:style-name="T7">enhance user experience.</text:span></text:p>
            <text:p text:style-name="P11"><text:span text:style-name="T6">9. **Analytics and </text:span><text:span text:style-name="T6">Reporting:** </text:span><text:span text:style-name="T7">Provides tools </text:span><text:span text:style-name="T7">for monitoring platform </text:span><text:span text:style-name="T7">metrics, user activity, job </text:span><text:span text:style-name="T7">performance,and other </text:span><text:span text:style-name="T7">relevant analytics,aiding in </text:span><text:span text:style-name="T7">strategic decision-making and </text:span><text:span text:style-name="T7">performance optimization. The </text:span><text:span text:style-name="T7">system generates custom </text:span><text:span text:style-name="T7">reports and visualizations for </text:span><text:span text:style-name="T7">in-depth analysis.</text:span></text:p>
            <text:p text:style-name="P11"><text:span text:style-name="T6">10. **Support and Help </text:span><text:span text:style-name="T6">desk:** </text:span><text:span text:style-name="T7">Offers customer </text:span><text:span text:style-name="T7">support services to assist users </text:span><text:span text:style-name="T7">with any platform-related </text:span><text:span text:style-name="T7">issues or inquiries,, ensuring a </text:span><text:span text:style-name="T7">high level of user satisfaction </text:span><text:span text:style-name="T7">and problem resolution. It </text:span><text:span text:style-name="T7">includes a ticketing system and </text:span><text:span text:style-name="T7">a knowledge base for self-</text:span><text:span text:style-name="T7">service support.</text:span></text:p>
            <text:p text:style-name="P10"><text:span text:style-name="T5"><text:s/></text:span><text:span text:style-name="T14">Labour’s (Job </text:span><text:span text:style-name="T14">Seeker) Modules:</text:span></text:p>
            <text:p text:style-name="P11"><text:span text:style-name="T6">1. **User Registration and </text:span><text:span text:style-name="T6">Profile Management:**</text:span><text:span text:style-name="T7"> </text:span><text:span text:style-name="T7">Manages personal </text:span><text:span text:style-name="T7">information, skills, and job </text:span><text:span text:style-name="T7">preferences, ensuring a </text:span><text:span text:style-name="T7">detailed and accurate profile </text:span><text:span text:style-name="T7">for potential employers. This </text:span><text:span text:style-name="T7">includes the ability to update </text:span><text:span text:style-name="T7">information as skills and </text:span><text:span text:style-name="T7">experiences grow.</text:span></text:p>
            <text:p text:style-name="P11"><text:span text:style-name="T6">2. **Job Search and </text:span><text:span text:style-name="T6">Application:** </text:span><text:span text:style-name="T7">Searches for </text:span><text:span text:style-name="T7">job listings based on criteria </text:span><text:span text:style-name="T7">(location, industry, skills) and </text:span><text:span text:style-name="T7">applies to suitable positions,, </text:span><text:span text:style-name="T7">with the ability to track </text:span><text:span text:style-name="T7">application status and history. </text:span><text:span text:style-name="T7">The module also provides job </text:span><text:span text:style-name="T7">alerts based on the user's </text:span><text:span text:style-name="T7">preferences and search </text:span><text:span text:style-name="T7">history.</text:span></text:p>
            <text:p text:style-name="P11"><text:span text:style-name="T6">3. **Communication with </text:span><text:span text:style-name="T6">Companies:** </text:span><text:span text:style-name="T7">Engages in </text:span><text:span text:style-name="T7">messaging with potential </text:span><text:span text:style-name="T7">companies regarding job </text:span><text:span text:style-name="T7">opportunities and application </text:span><text:span text:style-name="T7">status , facilitating direct and </text:span><text:span text:style-name="T7">efficient interactions. It also </text:span><text:span text:style-name="T7">includes features for </text:span><text:span text:style-name="T7">scheduling interviews and </text:span><text:span text:style-name="T7">receiving notifications from </text:span><text:span text:style-name="T7">employers.</text:span></text:p>
            <text:p text:style-name="P11"><text:span text:style-name="T6">4. **Feedback and </text:span><text:span text:style-name="T6">Reviews:**</text:span><text:span text:style-name="T7"> Provides feedback </text:span><text:span text:style-name="T7">on companies and overall </text:span><text:span text:style-name="T7">platform experience, </text:span><text:span text:style-name="T7">contributing to a transparent </text:span><text:span text:style-name="T7">and trustworthy job market </text:span><text:span text:style-name="T7">environment. This module </text:span><text:span text:style-name="T7">allows job seekers to rate their </text:span><text:span text:style-name="T7">experiences and view reviews </text:span><text:span text:style-name="T7">from other users, aiding in </text:span><text:span text:style-name="T7">informed decision-making.</text:span></text:p>
            <text:p text:style-name="P19"><text:span text:style-name="T5">Customer </text:span><text:span text:style-name="T5">(Company) </text:span><text:span text:style-name="T5">Modules:</text:span></text:p>
            <text:p text:style-name="P12"><text:span text:style-name="T15">1. **User Registration and </text:span><text:span text:style-name="T15">Profile Management:** </text:span><text:span text:style-name="T16">Manages company profile, </text:span><text:span text:style-name="T16">contact information, and job </text:span><text:span text:style-name="T16">posting preferences , ensuring </text:span><text:span text:style-name="T16">the company is presented </text:span><text:span text:style-name="T16">professionally and accurately</text:span><text:span text:style-name="T17">. </text:span><text:span text:style-name="T16">This includes the ability to </text:span><text:span text:style-name="T16">update and maintain current </text:span><text:span text:style-name="T16">information easily.</text:span></text:p>
            <text:p text:style-name="P12"><text:span text:style-name="T15">2. **Job Posting and </text:span><text:span text:style-name="T15">Management:** </text:span><text:span text:style-name="T17"><text:s/></text:span><text:span text:style-name="T16">Creates and </text:span><text:span text:style-name="T16">manages job postings, </text:span><text:span text:style-name="T16">ensuring they are accurate and </text:span><text:span text:style-name="T16">attract the right candidates,, </text:span><text:span text:style-name="T16">with tools for editing and </text:span><text:span text:style-name="T16">updating listings as needed .It </text:span><text:span text:style-name="T16">also provides analytics on job </text:span><text:span text:style-name="T16">posting performance.</text:span></text:p>
            <text:p text:style-name="P20"><text:span text:style-name="T7"/></text:p>
            <text:p text:style-name="P20"><text:span text:style-name="T6"/></text:p>
          </draw:text-box>
        </draw:frame>
      </draw:page>
      <draw:page draw:name="page3" draw:style-name="dp1" draw:master-page-name="master-page3">
        <draw:custom-shape draw:style-name="gr33" draw:text-style-name="P22" draw:layer="layout" svg:width="19.61cm" svg:height="27.92cm" svg:x="0.716cm" svg:y="0.747cm">
          <text:p/>
          <draw:enhanced-geometry svg:viewBox="0 0 21600 21600" draw:type="rectangle" draw:enhanced-path="M 0 0 L 21600 0 21600 21600 0 21600 0 0 Z N"/>
        </draw:custom-shape>
        <draw:frame draw:style-name="gr34" draw:text-style-name="P24" draw:layer="layout" svg:width="18.334cm" svg:height="7.876cm" svg:x="1.308cm" svg:y="1.712cm">
          <draw:text-box>
            <text:p text:style-name="P23"><text:span text:style-name="T6"/></text:p>
            <text:p text:style-name="P23"><text:span text:style-name="T6"/></text:p>
          </draw:text-box>
        </draw:frame>
        <draw:frame draw:style-name="gr35" draw:text-style-name="P27" draw:layer="layout" svg:width="19.175cm" svg:height="10.895cm" svg:x="0.881cm" svg:y="0.747cm">
          <draw:text-box>
            <text:p text:style-name="P25"><text:span text:style-name="T15"/></text:p>
            <text:p text:style-name="P26"><text:span text:style-name="T15">3. **Candidate Search and </text:span><text:span text:style-name="T15">Hiring Process:** </text:span><text:span text:style-name="T16">Searches for </text:span><text:span text:style-name="T16">qualified candidates based on </text:span><text:span text:style-name="T16">job requirements and </text:span><text:span text:style-name="T16">manages the hiring process </text:span><text:span text:style-name="T16">from application to selection, </text:span><text:span text:style-name="T16">including interview scheduling </text:span><text:span text:style-name="T16">and decision-making </text:span><text:span text:style-name="T16">support .The module facilitates </text:span><text:span text:style-name="T16">a smooth and organized hiring </text:span><text:span text:style-name="T16">workflow.</text:span></text:p>
            <text:p text:style-name="P26"><text:span text:style-name="T15">4. **Contract </text:span><text:span text:style-name="T15">Management:** </text:span><text:span text:style-name="T16">Negotiates, </text:span><text:span text:style-name="T16">signs, and manages contracts </text:span><text:span text:style-name="T16">with hired </text:span><text:span text:style-name="T16">candidates ,ensuring all </text:span><text:span text:style-name="T16">agreements are documented </text:span><text:span text:style-name="T16">and easily accessible. </text:span><text:span text:style-name="T16">Automated reminders for </text:span><text:span text:style-name="T16">contract renewals and </text:span><text:span text:style-name="T16">expiration's are also included.</text:span></text:p>
            <text:p text:style-name="P26"><text:span text:style-name="T15">5. **Secure Payment </text:span><text:span text:style-name="T15">Processing:** </text:span><text:span text:style-name="T16">Processes </text:span><text:span text:style-name="T16">payments securely for services </text:span><text:span text:style-name="T16">rendered (e.g : job postings, </text:span><text:span text:style-name="T16">hiring fees), with detailed </text:span><text:span text:style-name="T16">transaction records and </text:span><text:span text:style-name="T16">compliance with financial </text:span><text:span text:style-name="T16">regulations. It supports </text:span><text:span text:style-name="T16">multiple payment methods </text:span><text:span text:style-name="T16">and generates transaction </text:span><text:span text:style-name="T16">reports.</text:span></text:p>
            <text:p text:style-name="P26"><text:span text:style-name="T15">6. **Communication with Job </text:span><text:span text:style-name="T15">Seekers:**</text:span><text:span text:style-name="T17"> </text:span><text:span text:style-name="T16">Communicates </text:span><text:span text:style-name="T16">with potential job seekers </text:span><text:span text:style-name="T16">regarding job opportunities, </text:span><text:span text:style-name="T16">interviews, and hiring </text:span><text:span text:style-name="T16">decisions, promoting efficient </text:span><text:span text:style-name="T16">and clear exchanges. The </text:span><text:span text:style-name="T16">system supports message </text:span><text:span text:style-name="T16">archiving and retrieval for </text:span><text:span text:style-name="T16">future reference.</text:span></text:p>
            <text:p text:style-name="P26"><text:span text:style-name="T15">7. **Feedback and </text:span><text:span text:style-name="T15">Reviews:**</text:span><text:span text:style-name="T17"> </text:span><text:span text:style-name="T16">Receives feedback </text:span><text:span text:style-name="T16">from job seekers and manages </text:span><text:span text:style-name="T16">reviews to maintain a positive </text:span><text:span text:style-name="T16">employer brand, using insights </text:span><text:span text:style-name="T16">to improve recruitment </text:span><text:span text:style-name="T16">strategies and company </text:span><text:span text:style-name="T16">reputation. This module allows </text:span><text:span text:style-name="T16">the company to respond to </text:span><text:span text:style-name="T16">reviews and address any </text:span><text:span text:style-name="T16">concern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fault" svg:font-family="Default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wiss"/>
    <style:font-face style:name="Noto Sans Devanagari1" svg:font-family="'Noto Sans Devanagari'" style:font-pitch="variable"/>
    <style:font-face style:name="Noto Sans Devanagari2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font-name-asian="DejaVu Sans" style:font-family-asian="'DejaVu Sans'" style:font-family-generic-asian="roman" style:font-pitch-asian="variable" style:font-size-asian="12pt" style:language-asian="zh" style:country-asian="CN" style:font-name-complex="Noto Sans Devanagari1" style:font-family-complex="'Noto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oto Sans Mono CJK SC" style:font-family-asian="'Noto Sans Mono CJK SC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Noto Sans Devanagari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5T15:07:23.692543208</dc:date>
    <meta:editing-duration>PT2H7M15S</meta:editing-duration>
    <meta:editing-cycles>37</meta:editing-cycles>
    <meta:generator>LibreOffice/24.2.4.2$Linux_X86_64 LibreOffice_project/420$Build-2</meta:generator>
    <meta:print-date>2024-07-05T15:04:21.640216427</meta:print-date>
    <meta:printed-by>PDF files</meta:printed-by>
    <meta:document-statistic meta:object-count="70"/>
  </office:meta>
</office:document-meta>
</file>